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6.48cm" table:align="margins"/>
    </style:style>
    <style:style style:name="Tabelle1.A" style:family="table-column">
      <style:table-column-properties style:column-width="2.96cm" style:rel-column-width="11770*"/>
    </style:style>
    <style:style style:name="Tabelle1.B" style:family="table-column">
      <style:table-column-properties style:column-width="9.32cm" style:rel-column-width="37063*"/>
    </style:style>
    <style:style style:name="Tabelle1.C" style:family="table-column">
      <style:table-column-properties style:column-width="4.2cm" style:rel-column-width="16702*"/>
    </style:style>
    <style:style style:name="Tabelle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elle1.C1" style:family="table-cell">
      <style:table-cell-properties fo:padding="0.097cm" fo:border="0.035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style:font-name="Arial" fo:font-size="9pt" fo:language="de" fo:country="DE" style:font-size-asian="9pt" style:font-size-complex="9pt"/>
    </style:style>
    <style:style style:name="P2" style:family="paragraph" style:parent-style-name="Header">
      <style:paragraph-properties fo:line-height="115%" fo:text-align="start" style:justify-single-word="false"/>
      <style:text-properties style:font-name="Arial" fo:font-size="10pt" fo:language="de" fo:country="DE" style:font-size-asian="10pt" style:font-size-complex="10pt"/>
    </style:style>
    <style:style style:name="P3" style:family="paragraph" style:parent-style-name="Text_20_body">
      <style:paragraph-properties fo:line-height="115%" fo:text-align="start" style:justify-single-word="false"/>
      <style:text-properties style:font-name="Arial" fo:font-size="10pt" fo:language="de" fo:country="DE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line-height="115%" fo:text-align="center" style:justify-single-word="false"/>
      <style:text-properties style:font-name="Arial" fo:language="de" fo:country="DE" fo:font-weight="bold" style:font-weight-asian="bold" style:font-weight-complex="bold"/>
    </style:style>
    <style:style style:name="P5" style:family="paragraph" style:parent-style-name="Text_20_body">
      <style:paragraph-properties fo:line-height="115%" fo:text-align="start" style:justify-single-word="false"/>
      <style:text-properties fo:language="de" fo:country="DE"/>
    </style:style>
    <style:style style:name="P6" style:family="paragraph" style:parent-style-name="Table_20_Contents">
      <style:paragraph-properties fo:line-height="115%" fo:text-align="start" style:justify-single-word="false"/>
      <style:text-properties style:font-name="Arial" fo:font-size="10pt" fo:language="de" fo:country="DE" style:font-size-asian="10pt" style:font-size-complex="10pt"/>
    </style:style>
    <style:style style:name="P7" style:family="paragraph" style:parent-style-name="Text_20_body" style:list-style-name="L1">
      <style:paragraph-properties fo:line-height="115%" fo:text-align="start" style:justify-single-word="false"/>
      <style:text-properties style:font-name="Arial" fo:font-size="10pt" fo:language="de" fo:country="DE" fo:font-weight="normal" style:font-size-asian="10pt" style:font-weight-asian="normal" style:font-size-complex="10pt" style:font-weight-complex="normal"/>
    </style:style>
    <style:style style:name="P8" style:family="paragraph" style:parent-style-name="Table_20_Contents" style:list-style-name="L2">
      <style:paragraph-properties fo:line-height="115%" fo:text-align="start" style:justify-single-word="false"/>
      <style:text-properties style:font-name="Arial" fo:font-size="10pt" fo:language="de" fo:country="DE" style:font-size-asian="10pt" style:font-size-complex="10pt"/>
    </style:style>
    <style:style style:name="P9" style:family="paragraph" style:parent-style-name="Table_20_Contents" style:list-style-name="L3">
      <style:paragraph-properties fo:line-height="115%" fo:text-align="start" style:justify-single-word="false"/>
      <style:text-properties style:font-name="Arial" fo:font-size="10pt" fo:language="de" fo:country="DE" style:font-size-asian="10pt" style:font-size-complex="10pt"/>
    </style:style>
    <style:style style:name="P10" style:family="paragraph" style:parent-style-name="Table_20_Contents" style:list-style-name="L4">
      <style:paragraph-properties fo:line-height="115%" fo:text-align="start" style:justify-single-word="false"/>
      <style:text-properties style:font-name="Arial" fo:font-size="10pt" fo:language="de" fo:country="DE" style:font-size-asian="10pt" style:font-size-complex="10pt"/>
    </style:style>
    <style:style style:name="P11" style:family="paragraph" style:parent-style-name="Table_20_Contents" style:list-style-name="L5">
      <style:paragraph-properties fo:line-height="115%" fo:text-align="start" style:justify-single-word="false"/>
      <style:text-properties style:font-name="Arial" fo:font-size="10pt" fo:language="de" fo:country="DE" style:font-size-asian="10pt" style:font-size-complex="10pt"/>
    </style:style>
    <style:style style:name="P12" style:family="paragraph" style:parent-style-name="Table_20_Contents" style:list-style-name="L6">
      <style:paragraph-properties fo:line-height="115%" fo:text-align="start" style:justify-single-word="false"/>
      <style:text-properties style:font-name="Arial" fo:font-size="10pt" fo:language="de" fo:country="DE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__DdeLink__320_1481749172"/>Arbeitsplan: Szene 10</text:p>
      <text:p text:style-name="P4">→ Gerichtsszene</text:p>
      <text:p text:style-name="P3">Plan</text:p>
      <text:list xml:id="list8319202786371063040" text:style-name="L1">
        <text:list-item>
          <text:p text:style-name="P7">Visualisierung der Gerichtsszene: 3 Götter und Shen Te, Gerichtshammer als Bühne</text:p>
        </text:list-item>
        <text:list-item>
          <text:p text:style-name="P7">Animation des Standbildes</text:p>
        </text:list-item>
        <text:list-item>
          <text:p text:style-name="P7">Voice-Over führt einen durch die Szene und erläutert sie </text:p>
        </text:list-item>
      </text:list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>Datum</text:p>
          </table:table-cell>
          <table:table-cell table:style-name="Tabelle1.A1" office:value-type="string">
            <text:p text:style-name="P6">Aufgabe</text:p>
          </table:table-cell>
          <table:table-cell table:style-name="Tabelle1.C1" office:value-type="string">
            <text:p text:style-name="P6">Person</text:p>
          </table:table-cell>
        </table:table-row>
        <table:table-row>
          <table:table-cell table:style-name="Tabelle1.A2" office:value-type="string">
            <text:p text:style-name="P6">11.11 – 24.11</text:p>
          </table:table-cell>
          <table:table-cell table:style-name="Tabelle1.A2" office:value-type="string">
            <text:p text:style-name="P6">Drehbuch</text:p>
            <text:list xml:id="list6303873467534089969" text:style-name="L2">
              <text:list-item>
                <text:p text:style-name="P8">Off-Voice</text:p>
              </text:list-item>
              <text:list-item>
                <text:p text:style-name="P8">Dialog zwischen den Göttern und Shen Te</text:p>
              </text:list-item>
              <text:list-item>
                <text:p text:style-name="P8">Regieanweisungen</text:p>
              </text:list-item>
              <text:list-item>
                <text:p text:style-name="P8">Kameraeinstellung</text:p>
              </text:list-item>
              <text:list-item>
                <text:p text:style-name="P8">mögliche Hintergrundmusik</text:p>
              </text:list-item>
              <text:list-item>
                <text:p text:style-name="P8">Interaktion mit dem Betrachter</text:p>
                <text:list>
                  <text:list-item>
                    <text:p text:style-name="P8">die Blickrichtung löst eine Aktion z.B.„Beamen“ aus </text:p>
                  </text:list-item>
                </text:list>
              </text:list-item>
            </text:list>
          </table:table-cell>
          <table:table-cell table:style-name="Tabelle1.C2" office:value-type="string">
            <text:p text:style-name="P6">Aida Amini</text:p>
          </table:table-cell>
        </table:table-row>
        <table:table-row>
          <table:table-cell table:style-name="Tabelle1.A2" office:value-type="string">
            <text:p text:style-name="P6">11.11 – 24.11</text:p>
          </table:table-cell>
          <table:table-cell table:style-name="Tabelle1.A2" office:value-type="string">
            <text:p text:style-name="P6">Visualisierung und Texturizing der Objekte</text:p>
            <text:list xml:id="list3218263689515805260" text:style-name="L3">
              <text:list-item>
                <text:p text:style-name="P9">„Feinschliff“</text:p>
              </text:list-item>
            </text:list>
          </table:table-cell>
          <table:table-cell table:style-name="Tabelle1.C2" office:value-type="string">
            <text:p text:style-name="P6">Calina Dahl</text:p>
          </table:table-cell>
        </table:table-row>
        <table:table-row>
          <table:table-cell table:style-name="Tabelle1.A2" office:value-type="string">
            <text:p text:style-name="P6">24.11 – 01.12</text:p>
          </table:table-cell>
          <table:table-cell table:style-name="Tabelle1.A2" office:value-type="string">
            <text:p text:style-name="P6">Animation/JavaScript</text:p>
            <text:list xml:id="list6611534323819496565" text:style-name="L4">
              <text:list-item>
                <text:p text:style-name="P10">Bewegung der Figuren, passend zum gesagten Text</text:p>
              </text:list-item>
            </text:list>
          </table:table-cell>
          <table:table-cell table:style-name="Tabelle1.C2" office:value-type="string">
            <text:p text:style-name="P6">Manja Vu, Calina Dahl, Aida Amini</text:p>
          </table:table-cell>
        </table:table-row>
        <table:table-row>
          <table:table-cell table:style-name="Tabelle1.A2" office:value-type="string">
            <text:p text:style-name="P6">01.12 – 08.12</text:p>
          </table:table-cell>
          <table:table-cell table:style-name="Tabelle1.A2" office:value-type="string">
            <text:p text:style-name="P6">Animation/JavaScript</text:p>
            <text:list xml:id="list7738673366876929950" text:style-name="L5">
              <text:list-item>
                <text:p text:style-name="P11">Hineinzoomen, Herauszoomen</text:p>
              </text:list-item>
              <text:list-item>
                <text:p text:style-name="P11">Interaktionen programmieren</text:p>
              </text:list-item>
              <text:list-item>
                <text:p text:style-name="P11">alles zusammenschneiden</text:p>
              </text:list-item>
            </text:list>
          </table:table-cell>
          <table:table-cell table:style-name="Tabelle1.C2" office:value-type="string">
            <text:p text:style-name="P6">Manja Vu, Calina Dahl, </text:p>
            <text:p text:style-name="P6">Aida Amini</text:p>
          </table:table-cell>
        </table:table-row>
        <table:table-row>
          <table:table-cell table:style-name="Tabelle1.A2" office:value-type="string">
            <text:p text:style-name="P6">08.12 – 16.12</text:p>
          </table:table-cell>
          <table:table-cell table:style-name="Tabelle1.A2" office:value-type="string">
            <text:p text:style-name="P6">Audio</text:p>
            <text:list xml:id="list2106620830510594272" text:style-name="L6">
              <text:list-item>
                <text:p text:style-name="P12">GarageBand</text:p>
              </text:list-item>
              <text:list-item>
                <text:p text:style-name="P12">Voice-Over aufnehmen</text:p>
              </text:list-item>
              <text:list-item>
                <text:p text:style-name="P12">Hintergrundmusik auswählen</text:p>
              </text:list-item>
              <text:list-item>
                <text:p text:style-name="P12">Schnitt </text:p>
              </text:list-item>
            </text:list>
          </table:table-cell>
          <table:table-cell table:style-name="Tabelle1.C2" office:value-type="string">
            <text:p text:style-name="P6">Manja Vu, Calina Dahl, </text:p>
            <text:p text:style-name="P6">Aida Amini</text:p>
          </table:table-cell>
        </table:table-row>
      </table:table>
      <text:p text:style-name="P2"><text:bookmark-end text:name="__DdeLink__320_14817491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39cm" style:type="center"/>
          <style:tab-stop style:position="16.4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9pt" fo:language="de" fo:country="DE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.52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WS 16/17 <text:s text:c="32"/>Visualisierung mit JavaScript <text:s text:c="20"/>Aida Amini, Calina Dahl, Man Gonq Diep Vu 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ida Amini</meta:initial-creator>
    <meta:creation-date>2016-11-17T15:26:21</meta:creation-date>
    <dc:date>2016-11-19T15:38:31</dc:date>
    <dc:creator>Aida Amini</dc:creator>
    <meta:editing-duration>PT1H45M45S</meta:editing-duration>
    <meta:editing-cycles>8</meta:editing-cycles>
    <meta:generator>OpenOffice/4.1.1$Unix OpenOffice.org_project/411m6$Build-9775</meta:generator>
    <meta:document-statistic meta:table-count="1" meta:image-count="0" meta:object-count="0" meta:page-count="1" meta:paragraph-count="43" meta:word-count="154" meta:character-count="1041"/>
  </office:meta>
</office:document-meta>
</file>